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none" draw:textarea-horizontal-align="justify" draw:textarea-vertical-align="middle" draw:auto-grow-height="false" fo:min-height="4.15cm" fo:min-width="6.3cm"/>
    </style:style>
    <style:style style:name="gr2" style:family="graphic" style:parent-style-name="objectwithoutfill">
      <style:graphic-properties svg:stroke-color="#1c1c1c" draw:marker-end="Arrow" draw:marker-end-width="0.3cm" draw:fill="none" draw:textarea-vertical-align="middle"/>
    </style:style>
    <style:style style:name="gr3" style:family="graphic" style:parent-style-name="standard">
      <style:graphic-properties svg:stroke-color="#1c1c1c" draw:fill="none" draw:textarea-horizontal-align="justify" draw:textarea-vertical-align="middle" draw:auto-grow-height="false" fo:min-height="0.35cm" fo:min-width="0.15cm"/>
    </style:style>
    <style:style style:name="gr4" style:family="graphic" style:parent-style-name="standard">
      <style:graphic-properties svg:stroke-color="#1c1c1c" draw:fill="solid" draw:fill-color="#b4c7dc" draw:textarea-horizontal-align="justify" draw:textarea-vertical-align="middle" draw:auto-grow-height="false" fo:min-height="0.65cm" fo:min-width="6.3cm"/>
    </style:style>
    <style:style style:name="gr5" style:family="graphic" style:parent-style-name="standard">
      <style:graphic-properties svg:stroke-color="#333333" draw:fill-color="#333333" draw:textarea-vertical-align="middle" draw:auto-grow-height="false" fo:min-height="1.522cm" fo:min-width="1.19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b4c7dc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 draw:fill-color="#1c1c1c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4.4cm" svg:x="11.8cm" svg:y="4.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05cm" svg:y1="5.7cm" svg:x2="13.475cm" svg:y2="7.3cm" draw:start-shape="id1" draw:start-glue-point="2" draw:end-shape="id2" draw:end-glue-point="0" svg:d="M15050 5700l-1575 1600" svg:viewBox="0 0 1576 1601">
          <text:p/>
        </draw:connector>
        <draw:connector draw:style-name="gr2" draw:text-style-name="P1" draw:layer="layout" draw:type="line" svg:x1="15.05cm" svg:y1="5.7cm" svg:x2="16.525cm" svg:y2="7.3cm" draw:start-shape="id1" draw:start-glue-point="2" draw:end-shape="id3" draw:end-glue-point="0" svg:d="M15050 5700l1475 1600" svg:viewBox="0 0 1476 1601">
          <text:p/>
        </draw:connector>
        <draw:g>
          <draw:custom-shape draw:style-name="gr3" draw:text-style-name="P3" draw:layer="layout" svg:width="0.65cm" svg:height="0.6cm" svg:x="6.75cm" svg:y="4.5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7.4cm" svg:y="4.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6.1cm" svg:y="4.5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8.05cm" svg:y="4.5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8.7cm" svg:y="4.5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9.35cm" svg:y="4.5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3" draw:text-style-name="P3" draw:layer="layout" svg:width="0.65cm" svg:height="0.6cm" svg:x="13.75cm" svg:y="5.1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4.4cm" svg:y="5.1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3.1cm" svg:y="5.1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5.05cm" svg:y="5.1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5.7cm" svg:y="5.1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6.35cm" svg:y="5.1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1" draw:layer="layout" draw:type="line" svg:x1="5.637cm" svg:y1="5.785cm" svg:x2="10.9cm" svg:y2="5.8cm" svg:d="M5637 5785l5263 15" svg:viewBox="0 0 5264 16">
          <text:p/>
        </draw:connector>
        <draw:g xml:id="id4" draw:id="id4">
          <draw:custom-shape draw:style-name="gr3" draw:text-style-name="P3" xml:id="id2" draw:id="id2" draw:layer="layout" svg:width="0.65cm" svg:height="0.6cm" svg:x="13.15cm" svg:y="7.3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3.8cm" svg:y="7.3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2.5cm" svg:y="7.3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3" draw:text-style-name="P3" draw:layer="layout" svg:width="0.65cm" svg:height="0.6cm" svg:x="15.55cm" svg:y="7.3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0.65cm" svg:height="0.6cm" svg:x="16.2cm" svg:y="7.3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6.85cm" svg:y="7.3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6.8cm" svg:height="0.9cm" svg:x="11.8cm" svg:y="3.5cm">
          <text:p text:style-name="P4"><text:span text:style-name="T1">[proc. 0] Mest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4.4cm" svg:x="6.8cm" svg:y="1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65cm" svg:height="0.6cm" svg:x="9.9cm" svg:y="14.7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0.55cm" svg:y="14.7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9.25cm" svg:y="14.7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xml:id="id5" draw:id="id5" draw:layer="layout" svg:width="6.8cm" svg:height="0.9cm" svg:x="6.8cm" svg:y="11.1cm">
          <text:p text:style-name="P4"><text:span text:style-name="T1">[</text:span><text:span text:style-name="T1">p</text:span><text:span text:style-name="T1">r</text:span><text:span text:style-name="T1">o</text:span><text:span text:style-name="T1">c</text:span><text:span text:style-name="T1">. </text:span><text:span text:style-name="T1">1</text:span><text:span text:style-name="T1">] </text:span><text:span text:style-name="T1">E</text:span><text:span text:style-name="T1">s</text:span><text:span text:style-name="T1">c</text:span><text:span text:style-name="T1">r</text:span><text:span text:style-name="T1">a</text:span><text:span text:style-name="T1">v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91cm" svg:height="1.772cm" draw:transform="rotate (-0.851371609122834) translate (10.233cm 12.3cm)">
          <text:p/>
          <draw:enhanced-geometry svg:viewBox="0 0 21600 21600" draw:text-areas="0 0 21600 21600" draw:type="circular-arrow" draw:modifiers="175.054505325441 119.071718672549 8132.891163299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6" draw:text-style-name="P1" draw:layer="layout" svg:x1="3.4cm" svg:y1="5.8cm" svg:x2="4.9cm" svg:y2="5.8cm">
            <text:p/>
          </draw:line>
          <draw:line draw:style-name="gr6" draw:text-style-name="P1" draw:layer="layout" svg:x1="4.8cm" svg:y1="7.3cm" svg:x2="4.1cm" svg:y2="6.4cm">
            <text:p/>
          </draw:line>
          <draw:line draw:style-name="gr6" draw:text-style-name="P1" draw:layer="layout" svg:x1="3.4cm" svg:y1="7.3cm" svg:x2="4.1cm" svg:y2="6.4cm">
            <text:p/>
          </draw:line>
          <draw:line draw:style-name="gr6" draw:text-style-name="P1" draw:layer="layout" svg:x1="4.1cm" svg:y1="5.6cm" svg:x2="4.1cm" svg:y2="6.4cm">
            <text:p/>
          </draw:line>
          <draw:custom-shape draw:style-name="gr7" draw:text-style-name="P7" draw:layer="layout" svg:width="0.6cm" svg:height="0.6cm" svg:x="3.8cm" svg:y="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2" draw:text-style-name="P1" draw:layer="layout" draw:type="line" svg:x1="5.584cm" svg:y1="7.372cm" svg:x2="10.9cm" svg:y2="7.4cm" svg:d="M5584 7372l5316 28" svg:viewBox="0 0 5317 29">
          <text:p/>
        </draw:connector>
        <draw:frame draw:style-name="gr8" draw:text-style-name="P9" draw:layer="layout" svg:width="2.7cm" svg:height="1.1cm" svg:x="6.5cm" svg:y="6.5cm">
          <draw:text-box>
            <text:p text:style-name="P8"><text:span text:style-name="T1">? = 5</text:span></text:p>
          </draw:text-box>
        </draw:frame>
        <draw:custom-shape draw:style-name="gr1" draw:text-style-name="P1" draw:layer="layout" svg:width="6.8cm" svg:height="4.4cm" svg:x="16.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6.8cm" svg:height="0.9cm" svg:x="16.2cm" svg:y="11.1cm">
          <text:p text:style-name="P4"><text:span text:style-name="T1">[</text:span><text:span text:style-name="T1">p</text:span><text:span text:style-name="T1">r</text:span><text:span text:style-name="T1">o</text:span><text:span text:style-name="T1">c</text:span><text:span text:style-name="T1">. </text:span><text:span text:style-name="T1">1</text:span><text:span text:style-name="T1">] </text:span><text:span text:style-name="T1">E</text:span><text:span text:style-name="T1">s</text:span><text:span text:style-name="T1">c</text:span><text:span text:style-name="T1">r</text:span><text:span text:style-name="T1">a</text:span><text:span text:style-name="T1">v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91cm" svg:height="1.772cm" draw:transform="rotate (-0.851371609122834) translate (19.633cm 12.3cm)">
          <text:p/>
          <draw:enhanced-geometry svg:viewBox="0 0 21600 21600" draw:text-areas="0 0 21600 21600" draw:type="circular-arrow" draw:modifiers="175.054505325441 119.071718672549 8132.891163299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3" draw:layer="layout" svg:width="0.65cm" svg:height="0.6cm" svg:x="18.5cm" svg:y="14.7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9.15cm" svg:y="14.7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9.8cm" svg:y="14.7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18.5cm" svg:y1="16.2cm" svg:x2="19.4cm" svg:y2="15.5cm">
          <text:p/>
        </draw:line>
        <draw:frame draw:style-name="gr8" draw:text-style-name="P9" draw:layer="layout" svg:width="2.7cm" svg:height="1.1cm" svg:x="19.5cm" svg:y="15.4cm">
          <draw:text-box>
            <text:p text:style-name="P8"><text:span text:style-name="T1">i = 1</text:span></text:p>
          </draw:text-box>
        </draw:frame>
        <draw:connector draw:style-name="gr2" draw:text-style-name="P1" draw:layer="layout" draw:type="line" svg:x1="13.475cm" svg:y1="7.9cm" svg:x2="10.2cm" svg:y2="11.1cm" draw:start-shape="id4" draw:start-glue-point="2" draw:end-shape="id5" draw:end-glue-point="0" svg:d="M13475 7900l-3275 3200" svg:viewBox="0 0 3276 3201">
          <text:p/>
        </draw:connector>
        <draw:connector draw:style-name="gr2" draw:text-style-name="P1" draw:layer="layout" draw:type="line" svg:x1="16.525cm" svg:y1="7.9cm" svg:x2="19.6cm" svg:y2="11.1cm" draw:start-shape="id6" draw:start-glue-point="2" draw:end-shape="id7" draw:end-glue-point="0" svg:d="M16525 7900l3075 3200" svg:viewBox="0 0 3076 3201">
          <text:p/>
        </draw:connector>
      </draw:page>
      <draw:page draw:name="page2" draw:style-name="dp1" draw:master-page-name="Default">
        <draw:custom-shape draw:style-name="gr1" draw:text-style-name="P1" xml:id="id8" draw:id="id8" draw:layer="layout" svg:width="6.8cm" svg:height="4.4cm" svg:x="11.8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cm" svg:height="0.9cm" svg:x="11.8cm" svg:y="3.5cm">
          <text:p text:style-name="P4"><text:span text:style-name="T1">[</text:span><text:span text:style-name="T1">p</text:span><text:span text:style-name="T1">r</text:span><text:span text:style-name="T1">o</text:span><text:span text:style-name="T1">c</text:span><text:span text:style-name="T1">. </text:span><text:span text:style-name="T1">0</text:span><text:span text:style-name="T1">] </text:span><text:span text:style-name="T1">M</text:span><text:span text:style-name="T1">e</text:span><text:span text:style-name="T1">s</text:span><text:span text:style-name="T1">t</text:span><text:span text:style-name="T1">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4.4cm" svg:x="6.8cm" svg:y="1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65cm" svg:height="0.6cm" svg:x="9.9cm" svg:y="14.7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0.55cm" svg:y="14.7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9.25cm" svg:y="14.7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xml:id="id9" draw:id="id9" draw:layer="layout" svg:width="6.8cm" svg:height="0.9cm" svg:x="6.8cm" svg:y="11.1cm">
          <text:p text:style-name="P4"><text:span text:style-name="T1">[</text:span><text:span text:style-name="T1">p</text:span><text:span text:style-name="T1">r</text:span><text:span text:style-name="T1">o</text:span><text:span text:style-name="T1">c</text:span><text:span text:style-name="T1">. </text:span><text:span text:style-name="T1">1</text:span><text:span text:style-name="T1">] </text:span><text:span text:style-name="T1">E</text:span><text:span text:style-name="T1">s</text:span><text:span text:style-name="T1">c</text:span><text:span text:style-name="T1">r</text:span><text:span text:style-name="T1">a</text:span><text:span text:style-name="T1">v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91cm" svg:height="1.772cm" draw:transform="rotate (-0.851371609122834) translate (10.233cm 12.3cm)">
          <text:p/>
          <draw:enhanced-geometry svg:viewBox="0 0 21600 21600" draw:text-areas="0 0 21600 21600" draw:type="circular-arrow" draw:modifiers="175.054505325441 119.071718672549 8132.891163299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6" draw:text-style-name="P1" draw:layer="layout" svg:x1="3.4cm" svg:y1="5.8cm" svg:x2="4.9cm" svg:y2="5.8cm">
            <text:p/>
          </draw:line>
          <draw:line draw:style-name="gr6" draw:text-style-name="P1" draw:layer="layout" svg:x1="4.8cm" svg:y1="7.3cm" svg:x2="4.1cm" svg:y2="6.4cm">
            <text:p/>
          </draw:line>
          <draw:line draw:style-name="gr6" draw:text-style-name="P1" draw:layer="layout" svg:x1="3.4cm" svg:y1="7.3cm" svg:x2="4.1cm" svg:y2="6.4cm">
            <text:p/>
          </draw:line>
          <draw:line draw:style-name="gr6" draw:text-style-name="P1" draw:layer="layout" svg:x1="4.1cm" svg:y1="5.6cm" svg:x2="4.1cm" svg:y2="6.4cm">
            <text:p/>
          </draw:line>
          <draw:custom-shape draw:style-name="gr7" draw:text-style-name="P7" draw:layer="layout" svg:width="0.6cm" svg:height="0.6cm" svg:x="3.8cm" svg:y="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2" draw:text-style-name="P1" draw:layer="layout" draw:type="line" svg:x1="10.9cm" svg:y1="6.4cm" svg:x2="5.584cm" svg:y2="6.372cm" svg:d="M10900 6400l-5316-28" svg:viewBox="0 0 5317 29">
          <text:p/>
        </draw:connector>
        <draw:frame draw:style-name="gr8" draw:text-style-name="P9" draw:layer="layout" svg:width="2.7cm" svg:height="1.1cm" svg:x="6.5cm" svg:y="5.5cm">
          <draw:text-box>
            <text:p text:style-name="P8"><text:span text:style-name="T1">i = 4</text:span></text:p>
          </draw:text-box>
        </draw:frame>
        <draw:custom-shape draw:style-name="gr1" draw:text-style-name="P1" draw:layer="layout" svg:width="6.8cm" svg:height="4.4cm" svg:x="16.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cm" svg:height="0.9cm" svg:x="16.2cm" svg:y="11.1cm">
          <text:p text:style-name="P4"><text:span text:style-name="T1">[proc. 1] Escrav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91cm" svg:height="1.772cm" draw:transform="rotate (-0.851371609122834) translate (19.633cm 12.3cm)">
          <text:p/>
          <draw:enhanced-geometry svg:viewBox="0 0 21600 21600" draw:text-areas="0 0 21600 21600" draw:type="circular-arrow" draw:modifiers="175.054505325441 119.071718672549 8132.891163299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3" draw:layer="layout" svg:width="0.65cm" svg:height="0.6cm" svg:x="18.5cm" svg:y="14.7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9.15cm" svg:y="14.7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5cm" svg:height="0.6cm" svg:x="19.8cm" svg:y="14.7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18.5cm" svg:y1="16.2cm" svg:x2="19.4cm" svg:y2="15.5cm">
          <text:p/>
        </draw:line>
        <draw:frame draw:style-name="gr8" draw:text-style-name="P9" xml:id="id10" draw:id="id10" draw:layer="layout" svg:width="2.7cm" svg:height="1.1cm" svg:x="19.5cm" svg:y="15.4cm">
          <draw:text-box>
            <text:p text:style-name="P8"><text:span text:style-name="T1">i = 1</text:span></text:p>
          </draw:text-box>
        </draw:frame>
        <draw:connector draw:style-name="gr2" draw:text-style-name="P1" draw:layer="layout" draw:type="line" svg:x1="15.2cm" svg:y1="8.8cm" svg:x2="10.2cm" svg:y2="11.1cm" draw:start-shape="id8" draw:start-glue-point="2" draw:end-shape="id9" draw:end-glue-point="0" svg:d="M15200 8800l-5000 2300" svg:viewBox="0 0 5001 2301">
          <text:p/>
        </draw:connector>
        <draw:connector draw:style-name="gr9" draw:text-style-name="P1" draw:layer="layout" draw:type="curve" draw:line-skew="1.475cm" svg:x1="22.2cm" svg:y1="15.95cm" svg:x2="18.6cm" svg:y2="6.6cm" draw:start-shape="id10" draw:start-glue-point="1" draw:end-shape="id8" draw:end-glue-point="1" svg:d="M22200 15950c2962 0 4762-9350-3600-9350" svg:viewBox="0 0 6075 9351">
          <text:p/>
        </draw:connector>
        <draw:frame draw:style-name="gr8" draw:text-style-name="P9" draw:layer="layout" svg:width="2.7cm" svg:height="1.1cm" svg:x="21.7cm" svg:y="6.2cm">
          <draw:text-box>
            <text:p text:style-name="P8"><text:span text:style-name="T1">i = 1</text:span></text:p>
          </draw:text-box>
        </draw:frame>
        <draw:frame draw:style-name="gr10" draw:text-style-name="P9" draw:layer="layout" svg:width="4cm" svg:height="1.505cm" svg:x="13.1cm" svg:y="5.5cm">
          <draw:text-box>
            <text:p text:style-name="P8"><text:span text:style-name="T1">i = i + 3 = 4</text:span></text:p>
          </draw:text-box>
        </draw:frame>
        <draw:frame draw:style-name="gr8" draw:text-style-name="P9" draw:layer="layout" svg:width="2.7cm" svg:height="1.1cm" svg:x="13.4cm" svg:y="9.4cm">
          <draw:text-box>
            <text:p text:style-name="P8"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3:26:44.798527027</meta:creation-date>
    <dc:date>2019-02-08T13:58:27.525149519</dc:date>
    <meta:editing-duration>PT9S</meta:editing-duration>
    <meta:editing-cycles>1</meta:editing-cycles>
    <meta:document-statistic meta:object-count="84"/>
    <meta:generator>LibreOffice/6.1.4.2$Linux_X86_64 LibreOffice_project/10$Build-2</meta:generator>
  </office:meta>
</office:document-meta>
</file>